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Test 1 A</text:p>
          </table:table-cell>
          <table:table-cell table:number-columns-repeated="3" office:value-type="string">
            <text:p>N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Test 2 A</text:p>
          </table:table-cell>
          <table:table-cell office:value-type="string">
            <text:p>Test 2 B</text:p>
          </table:table-cell>
          <table:table-cell table:number-columns-repeated="4"/>
        </table:table-row>
        <table:table-row table:style-name="ro1">
          <table:table-cell table:number-columns-repeated="2" office:value-type="string">
            <text:p>Test 1 A</text:p>
          </table:table-cell>
          <table:table-cell table:number-columns-repeated="4"/>
        </table:table-row>
        <table:table-row table:style-name="ro1" table:number-rows-repeated="10485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0000-00-00T11:31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oshang </meta:initial-creator>
    <meta:creation-date>2014-11-22T21:36:31</meta:creation-date>
    <dc:date>2014-11-25T13:44:08</dc:date>
    <dc:creator>root </dc:creator>
    <meta:editing-duration>PT2H12M10S</meta:editing-duration>
    <meta:editing-cycles>12</meta:editing-cycles>
    <meta:generator>LibreOffice/4.0.2.2$Linux_X86_64 LibreOffice_project/4c82dcdd6efcd48b1d8bba66bfe1989deee49c3</meta:generator>
    <meta:document-statistic meta:table-count="1" meta:cell-count="10" meta:object-count="0"/>
  </office:meta>
</office:document-meta>
</file>